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2a0ac"/>
    </style:style>
    <style:style style:name="P2" style:family="paragraph" style:parent-style-name="Standard" style:list-style-name="L1">
      <style:paragraph-properties fo:text-align="justify" style:justify-single-word="false"/>
      <style:text-properties officeooo:paragraph-rsid="0012a0ac"/>
    </style:style>
    <style:style style:name="P3" style:family="paragraph" style:parent-style-name="Standard">
      <style:paragraph-properties fo:text-align="justify" style:justify-single-word="false"/>
      <style:text-properties officeooo:paragraph-rsid="00142cf9"/>
    </style:style>
    <style:style style:name="P4" style:family="paragraph" style:parent-style-name="Standard">
      <style:paragraph-properties fo:text-align="center" style:justify-single-word="false"/>
      <style:text-properties officeooo:paragraph-rsid="0012a0ac"/>
    </style:style>
    <style:style style:name="P5" style:family="paragraph" style:parent-style-name="Standard">
      <style:paragraph-properties fo:text-align="end" style:justify-single-word="false"/>
      <style:text-properties officeooo:paragraph-rsid="0012a0ac"/>
    </style:style>
    <style:style style:name="P6" style:family="paragraph" style:parent-style-name="Standard">
      <style:paragraph-properties fo:text-align="end" style:justify-single-word="false"/>
      <style:text-properties fo:font-size="15pt" officeooo:paragraph-rsid="0012a0ac" style:font-size-asian="15pt" style:font-size-complex="15pt"/>
    </style:style>
    <style:style style:name="P7" style:family="paragraph" style:parent-style-name="Standard">
      <style:paragraph-properties fo:text-align="center" style:justify-single-word="false" fo:padding="0cm" fo:border-left="none" fo:border-right="none" fo:border-top="none" fo:border-bottom="0.053cm solid #00000a"/>
      <style:text-properties officeooo:paragraph-rsid="0012a0ac"/>
    </style:style>
    <style:style style:name="P8" style:family="paragraph" style:parent-style-name="Standard" style:master-page-name="Standard">
      <style:paragraph-properties style:page-number="auto"/>
      <style:text-properties officeooo:paragraph-rsid="0012a0ac"/>
    </style:style>
    <style:style style:name="T1" style:family="text">
      <style:text-properties fo:font-size="36pt" style:font-size-asian="36pt"/>
    </style:style>
    <style:style style:name="T2" style:family="text">
      <style:text-properties fo:font-size="36pt" officeooo:rsid="00142cf9" style:font-size-asian="36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2a0ac" style:font-size-asian="12pt" style:font-size-complex="12pt"/>
    </style:style>
    <style:style style:name="T6" style:family="text">
      <style:text-properties fo:font-size="12pt" officeooo:rsid="00142cf9" style:font-size-asian="12pt" style:font-size-complex="12pt"/>
    </style:style>
    <style:style style:name="T7" style:family="text">
      <style:text-properties fo:font-size="12pt" officeooo:rsid="0012a0ac" style:font-size-asian="12pt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fo:font-weight="bold" officeooo:rsid="0012a0ac" style:font-size-asian="12pt" style:font-weight-asian="bold" style:font-size-complex="12pt" style:font-weight-complex="bold"/>
    </style:style>
    <style:style style:name="T10" style:family="text">
      <style:text-properties fo:font-size="12pt" fo:font-style="italic" officeooo:rsid="0012a0ac" style:font-size-asian="12pt" style:font-style-asian="italic" style:font-size-complex="12pt" style:font-style-complex="italic"/>
    </style:style>
    <style:style style:name="T11" style:family="text">
      <style:text-properties fo:font-size="12pt" fo:font-style="italic" fo:font-weight="normal" officeooo:rsid="0012a0ac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size="12pt" fo:font-weight="normal" officeooo:rsid="0012a0ac" style:font-size-asian="12pt" style:font-weight-asian="normal" style:font-size-complex="12pt" style:font-weight-complex="normal"/>
    </style:style>
    <style:style style:name="T13" style:family="text">
      <style:text-properties fo:font-size="12pt" fo:font-style="normal" fo:font-weight="normal" officeooo:rsid="0012a0ac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fo:font-weight="bold" officeooo:rsid="0012a0ac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6pt" style:text-underline-style="solid" style:text-underline-width="auto" style:text-underline-color="font-color" style:font-size-asian="16pt"/>
    </style:style>
    <style:style style:name="T16" style:family="text">
      <style:text-properties fo:font-size="16pt" style:text-underline-style="solid" style:text-underline-width="auto" style:text-underline-color="font-color" style:font-size-asian="16pt" style:font-size-complex="12pt"/>
    </style:style>
    <style:style style:name="T17" style:family="text">
      <style:text-properties fo:font-size="16pt" style:text-underline-style="solid" style:text-underline-width="auto" style:text-underline-color="font-color" officeooo:rsid="0012a0ac" style:font-size-asian="16pt"/>
    </style:style>
    <style:style style:name="T18" style:family="text">
      <style:text-properties officeooo:rsid="0012a0ac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weight="bold" officeooo:rsid="0012a0ac" style:font-weight-asian="bold" style:font-weight-complex="bold"/>
    </style:style>
    <style:style style:name="T21" style:family="text">
      <style:text-properties fo:font-weight="normal" officeooo:rsid="0012a0ac" style:font-weight-asian="normal" style:font-weight-complex="normal"/>
    </style:style>
    <style:style style:name="T22" style:family="text">
      <style:text-properties officeooo:rsid="00142cf9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4"><text:span text:style-name="T1">Programación Evolutiva</text:span></text:p>
      <text:p text:style-name="P4"/>
      <text:p text:style-name="P7"><text:span text:style-name="T1">Práctica </text:span><text:span text:style-name="T2">2</text:span></text:p>
      <text:p text:style-name="P7"/>
      <text:p text:style-name="P7"/>
      <text:p text:style-name="P7"/>
      <text:p text:style-name="P4"/>
      <text:p text:style-name="P4"/>
      <text:p text:style-name="P4"><text:span text:style-name="T1">Grupo 1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Marcos Alarcón Rivas</text:p>
      <text:p text:style-name="P5"><text:span text:style-name="T19">Mario Arranz Ropero</text:span></text:p>
      <text:p text:style-name="P1"><text:span text:style-name="T3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/>
      <text:p text:style-name="P1"/>
      <text:p text:style-name="P1"/>
      <text:p text:style-name="P1"/>
      <text:p text:style-name="P1"><text:soft-page-break/><text:span text:style-name="T17"/></text:p>
      <text:p text:style-name="P1"><text:span text:style-name="T17">Introducción</text:span><text:span text:style-name="T15">:</text:span></text:p>
      <text:p text:style-name="P1"><text:span text:style-name="T18">El objetivo de esta práctica es resolver sudokus utilizando algoritmos genéticos. Se ha hecho así por exigencia explicita del enunciado aunque evidentemente un enfoque más clásico (ver </text:span><text:a xlink:type="simple" xlink:href="http://en.wikipedia.org/wiki/Branch_and_bound"><text:span text:style-name="T18">http://en.wikipedia.org/wiki/Branch_and_bound</text:span></text:a><text:span text:style-name="T18">), daría mejores resultados para este tipo de problema.</text:span></text:p>
      <text:p text:style-name="P1"><text:span text:style-name="T18"/></text:p>
      <text:p text:style-name="P1"><text:span text:style-name="T18">La práctica en si es muy auto</text:span><text:span text:style-name="T22">-</text:span><text:span text:style-name="T18">explicativa. Solo hace falta aclarar que:</text:span></text:p>
      <text:list xml:id="list1909132055" text:style-name="L1">
        <text:list-item>
          <text:p text:style-name="P2"><text:span text:style-name="T18">Los cromosomas se han implementado como una matriz de </text:span><text:span text:style-name="T20">int[</text:span><text:span text:style-name="T21">9</text:span><text:span text:style-name="T20">][</text:span><text:span text:style-name="T21">9</text:span><text:span text:style-name="T20">]</text:span><text:span text:style-name="T18">.</text:span></text:p>
        </text:list-item>
        <text:list-item>
          <text:p text:style-name="P2"><text:span text:style-name="T18">Las posiciones fijas (introducidas por el usuario) se guardan como números negativos para evitar que ningún paso del algoritmo las modifique.</text:span></text:p>
        </text:list-item>
        <text:list-item>
          <text:p text:style-name="P2"><text:span text:style-name="T18">La coherencia de las filas (son una permutación de 1..9) se mantiene en todo momento.</text:span></text:p>
        </text:list-item>
      </text:list>
      <text:p text:style-name="P1"><text:span text:style-name="T18"/></text:p>
      <text:p text:style-name="P1"><text:span text:style-name="T18">Habiendo decidido esto, la función de </text:span><text:span text:style-name="T7">fitness</text:span><text:span text:style-name="T18"> se ha simplificado (ver p2::</text:span><text:span text:style-name="T20">Conflicts</text:span><text:span text:style-name="T18">) a la suma de conflictos (números repetidos) en la misma columna o bloque.</text:span></text:p>
      <text:p text:style-name="P1"><text:span text:style-name="T18"/></text:p>
      <text:p text:style-name="P1"><text:span text:style-name="T18">Se han hecho experimentos con funciones más complejas, pero no mejoran el comportamiento en absoluto.</text:span></text:p>
      <text:p text:style-name="P1"><text:span text:style-name="T18"/></text:p>
      <text:p text:style-name="P1"><text:span text:style-name="T15">Organización y herramientas:</text:span></text:p>
      <text:p text:style-name="P1"><text:span text:style-name="T7">Como en la practica anterior,e</text:span><text:span text:style-name="T3">l desarrollo se ha realizado con la herramienta Eclipse y hemos utilizado NetBeans para la interfaz yu jMathPlot para el dibujo de las gráficas.</text:span></text:p>
      <text:p text:style-name="P1"><text:span text:style-name="T3"/></text:p>
      <text:p text:style-name="P1"><text:span text:style-name="T5">Los paquetes </text:span><text:span text:style-name="T9">ga</text:span><text:span text:style-name="T5">, </text:span><text:span text:style-name="T9">selección</text:span><text:span text:style-name="T5"> y </text:span><text:span text:style-name="T9">sustitución</text:span><text:span text:style-name="T5"> </text:span><text:span text:style-name="T4"><text:s/></text:span><text:span text:style-name="T5">son los mismos que en la practica anterior salvo algun pequeño añadido, pero en cualquier caso los códigos son intercambiables.</text:span></text:p>
      <text:p text:style-name="P1"><text:span text:style-name="T5"/></text:p>
      <text:p text:style-name="P1"><text:span text:style-name="T5">En el paquete p2 se encuentran los códigos específicos de esta practica, </text:span><text:span text:style-name="T6">algunos de los cuales</text:span><text:span text:style-name="T5"> se resumen a continuación:</text:span></text:p>
      <text:p text:style-name="P1"><text:span text:style-name="T5"/></text:p>
      <text:p text:style-name="P1"><text:span text:style-name="T5"><text:tab/></text:span><text:span text:style-name="T9">Sudoku</text:span><text:span text:style-name="T5">: el </text:span><text:span text:style-name="T10">Individuo</text:span><text:span text:style-name="T5"> implementado para el problema en cuestión, contiene el cromosoma <text:tab/>explicado en la introducción del presente documento.</text:span></text:p>
      <text:p text:style-name="P1"><text:span text:style-name="T5"/></text:p>
      <text:p text:style-name="P1"><text:span text:style-name="T5"><text:tab/></text:span><text:span text:style-name="T9">Conflicts</text:span><text:span text:style-name="T5">: el </text:span><text:span text:style-name="T10">Fitness</text:span><text:span text:style-name="T5"> ya explicado, implementado de forma trivial (con un doble for).</text:span></text:p>
      <text:p text:style-name="P1"><text:span text:style-name="T5"/></text:p>
      <text:p text:style-name="P1"><text:span text:style-name="T5"><text:tab/></text:span><text:span text:style-name="T9">UnbrokenRows</text:span><text:span text:style-name="T12">: un </text:span><text:span text:style-name="T11">Crossover</text:span><text:span text:style-name="T13"> sencillo que da muy buenos resultados, combina filas de un <text:tab/>número variable de padres para crear nuevos sudokus.</text:span></text:p>
      <text:p text:style-name="P1"><text:span text:style-name="T13"/></text:p>
      <text:p text:style-name="P1"><text:span text:style-name="T13"><text:tab/></text:span><text:span text:style-name="T14">ChooseOne</text:span><text:span text:style-name="T13">: una </text:span><text:span text:style-name="T11">Mutación</text:span><text:span text:style-name="T13"> sencilla, intenta que intercambiar dos posiciones en la misma</text:span></text:p>
      <text:p text:style-name="P1"><text:span text:style-name="T5"><text:tab/>un número variable de veces y se queda con el mejor de los intentos.</text:span></text:p>
      <text:p text:style-name="P1"/>
      <text:p text:style-name="P1"><text:span text:style-name="T5"><text:tab/></text:span></text:p>
      <text:p text:style-name="P1"/>
      <text:p text:style-name="P3"><text:span text:style-name="T16">Conclusión general:</text:span></text:p>
      <text:p text:style-name="P3"><text:span text:style-name="T6">Aunque no es el mejor ejercicio al que aplicar AGs , los resultados no son malos y la ejecución es aceptablemente rápida. Sobre todo si se busca en tableros con pocas posiciones fijadas, en los que existen muchas posibles solucion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AU </meta:initial-creator>
    <meta:creation-date>2013-04-23T14:48:46</meta:creation-date>
    <meta:document-statistic meta:table-count="0" meta:image-count="0" meta:object-count="0" meta:page-count="2" meta:paragraph-count="25" meta:word-count="348" meta:character-count="2266"/>
    <dc:date>2013-04-23T15:14:11</dc:date>
    <dc:creator>NAU </dc:creator>
    <meta:editing-duration>PT00H04M55S</meta:editing-duration>
    <meta:editing-cycles>1</meta:editing-cycles>
    <meta:generator>OpenOffice.org/3.2$Unix OpenOffice.org_project/320m19$Build-9505</meta:generator>
  </office:meta>
</office:document-meta>
</file>